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6D000000E211E33C0B.svm" manifest:media-type=""/>
  <manifest:file-entry manifest:full-path="Pictures/2000001A0000033A000000F40472541C.svm" manifest:media-type=""/>
  <manifest:file-entry manifest:full-path="Pictures/20000032000002C200000149EFBF050C.svm" manifest:media-type=""/>
  <manifest:file-entry manifest:full-path="Pictures/200000D200000A340000034A7776FE01.svm" manifest:media-type=""/>
  <manifest:file-entry manifest:full-path="Pictures/20000032000002BF00000149FFF3BF88.svm" manifest:media-type=""/>
  <manifest:file-entry manifest:full-path="Pictures/20000032000002BF00000149EAF9B61B.svm" manifest:media-type=""/>
  <manifest:file-entry manifest:full-path="Pictures/2000000A000000B1000000A1DEBBD019.svm" manifest:media-type=""/>
  <manifest:file-entry manifest:full-path="Pictures/2000001200000117000000D4A2CF030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end="Arrow" draw:fill="none" draw:textarea-vertical-align="middle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4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TexMathsArgs="14§display§x_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ed_20__28_var_29_" draw:marker-end="Arrow"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objectwithoutfill">
      <style:graphic-properties draw:stroke="dash" draw:stroke-dash="Dashed_20__28_var_29_" svg:stroke-color="#c0c0c0" draw:marker-end="Arrow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TexMathsArgs="14§display§\xdis{\xind -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xdis{\xind +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xdis{\xind + \frac{3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latex§\quad\\&#10;Discretized link $\link$\\&#10;near $\xdis{\xind+\frac{1}{2}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x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ffffff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width="0.035cm" draw:stroke-linejoin="miter" draw:fill="solid" draw:fill-color="#000000" draw: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63cm" svg:y1="7.663cm" svg:x2="7.802cm" svg:y2="7.663cm">
          <text:p/>
        </draw:line>
        <draw:line draw:style-name="gr2" draw:text-style-name="P1" draw:layer="layout" svg:x1="4.182cm" svg:y1="7.663cm" svg:x2="4.182cm" svg:y2="4.742cm">
          <text:p/>
        </draw:line>
        <draw:line draw:style-name="gr1" draw:text-style-name="P1" draw:layer="layout" svg:x1="0.563cm" svg:y1="4.869cm" svg:x2="7.802cm" svg:y2="4.869cm">
          <text:p/>
        </draw:line>
        <draw:g>
          <draw:line draw:style-name="gr3" draw:text-style-name="P1" draw:layer="layout" svg:x1="4.182cm" svg:y1="7.663cm" svg:x2="6.405cm" svg:y2="7.663cm">
            <text:p/>
          </draw:line>
          <draw:line draw:style-name="gr3" draw:text-style-name="P1" draw:layer="layout" svg:x1="1.961cm" svg:y1="7.663cm" svg:x2="4.182cm" svg:y2="7.663cm">
            <text:p/>
          </draw:line>
        </draw:g>
        <draw:frame draw:style-name="gr4" draw:text-style-name="P1" draw:layer="layout" svg:width="0.246cm" svg:height="0.224cm" svg:x="7.873cm" svg:y="4.772cm">
          <draw:image xlink:href="Pictures/2000000A000000B1000000A1DEBBD019.svm" xlink:type="simple" xlink:show="embed" xlink:actuate="onLoad">
            <text:p/>
          </draw:image>
        </draw:frame>
        <draw:line draw:style-name="gr5" draw:text-style-name="P1" draw:layer="layout" svg:x1="4.182cm" svg:y1="4.869cm" svg:x2="4.182cm" svg:y2="1.44cm">
          <text:p/>
        </draw:line>
        <draw:frame draw:style-name="gr6" draw:text-style-name="P1" draw:layer="layout" svg:width="0.389cm" svg:height="0.295cm" svg:x="7.873cm" svg:y="7.566cm">
          <draw:image xlink:href="Pictures/2000001200000117000000D4A2CF0301.svm" xlink:type="simple" xlink:show="embed" xlink:actuate="onLoad">
            <text:p/>
          </draw:image>
        </draw:frame>
        <draw:frame draw:style-name="gr7" draw:text-style-name="P1" draw:layer="layout" svg:width="0.151cm" svg:height="0.315cm" svg:x="4.285cm" svg:y="1.186cm">
          <draw:image xlink:href="Pictures/2000000A0000006D000000E211E33C0B.svm" xlink:type="simple" xlink:show="embed" xlink:actuate="onLoad">
            <text:p/>
          </draw:image>
        </draw:frame>
        <draw:line draw:style-name="gr8" draw:text-style-name="P1" draw:layer="layout" svg:x1="4.182cm" svg:y1="4.869cm" svg:x2="2.785cm" svg:y2="2.583cm">
          <text:p/>
        </draw:line>
        <draw:path draw:style-name="gr9" draw:text-style-name="P1" draw:layer="layout" svg:width="1.592cm" svg:height="0.637cm" draw:transform="skewX (-0.232652389290844) rotate (-1.2929399098774) translate (3.73818109457955cm 1.62756367355664cm)" svg:viewBox="0 0 1593 638" svg:d="m0 638c1050 0 1593-638 1593-638">
          <text:p/>
        </draw:path>
        <draw:path draw:style-name="gr9" draw:text-style-name="P1" draw:layer="layout" svg:width="0.908cm" svg:height="0.453cm" draw:transform="rotate (0.463733982254893) translate (2.023cm 3.218cm)" svg:viewBox="0 0 909 454" svg:d="m0 0c568 0 909 454 909 454">
          <text:p/>
        </draw:path>
        <draw:path draw:style-name="gr9" draw:text-style-name="P1" draw:layer="layout" svg:width="1.015cm" svg:height="0.126cm" draw:transform="rotate (-3.14159265358979) translate (6.329cm 3.32cm)" svg:viewBox="0 0 1016 127" svg:d="m0 0c381 0 1016 127 1016 127">
          <text:p/>
        </draw:path>
        <draw:line draw:style-name="gr10" draw:text-style-name="P1" draw:layer="layout" svg:x1="4.183cm" svg:y1="4.869cm" svg:x2="3.413cm" svg:y2="2.524cm">
          <text:p/>
        </draw:line>
        <draw:line draw:style-name="gr10" draw:text-style-name="P1" draw:layer="layout" svg:x1="4.183cm" svg:y1="4.869cm" svg:x2="3.921cm" svg:y2="2.524cm">
          <text:p/>
        </draw:line>
        <draw:line draw:style-name="gr8" draw:text-style-name="P1" draw:layer="layout" svg:x1="4.176cm" svg:y1="4.869cm" svg:x2="5.573cm" svg:y2="2.583cm">
          <text:p/>
        </draw:line>
        <draw:line draw:style-name="gr10" draw:text-style-name="P1" draw:layer="layout" svg:x1="4.175cm" svg:y1="4.869cm" svg:x2="4.945cm" svg:y2="2.524cm">
          <text:p/>
        </draw:line>
        <draw:line draw:style-name="gr10" draw:text-style-name="P1" draw:layer="layout" svg:x1="4.175cm" svg:y1="4.869cm" svg:x2="4.437cm" svg:y2="2.524cm">
          <text:p/>
        </draw:line>
        <draw:line draw:style-name="gr11" draw:text-style-name="P1" draw:layer="layout" svg:x1="4.182cm" svg:y1="4.87cm" svg:x2="4.182cm" svg:y2="2.524cm">
          <text:p/>
        </draw:line>
        <draw:frame draw:style-name="gr12" draw:text-style-name="P1" draw:layer="layout" svg:width="0.987cm" svg:height="0.458cm" svg:x="1.769cm" svg:y="7.912cm">
          <draw:image xlink:href="Pictures/20000032000002C200000149EFBF050C.svm" xlink:type="simple" xlink:show="embed" xlink:actuate="onLoad">
            <text:p/>
          </draw:image>
        </draw:frame>
        <draw:frame draw:style-name="gr13" draw:text-style-name="P1" draw:layer="layout" svg:width="0.983cm" svg:height="0.458cm" svg:x="3.794cm" svg:y="7.912cm">
          <draw:image xlink:href="Pictures/20000032000002BF00000149EAF9B61B.svm" xlink:type="simple" xlink:show="embed" xlink:actuate="onLoad">
            <text:p/>
          </draw:image>
        </draw:frame>
        <draw:frame draw:style-name="gr14" draw:text-style-name="P1" draw:layer="layout" svg:width="0.983cm" svg:height="0.458cm" svg:x="5.953cm" svg:y="7.912cm">
          <draw:image xlink:href="Pictures/20000032000002BF00000149FFF3BF88.svm" xlink:type="simple" xlink:show="embed" xlink:actuate="onLoad">
            <text:p/>
          </draw:image>
        </draw:frame>
        <draw:frame draw:style-name="gr15" draw:text-style-name="P1" draw:layer="layout" svg:width="3.653cm" svg:height="1.176cm" svg:x="5.325cm" svg:y="5.706cm">
          <draw:image xlink:href="Pictures/200000D200000A340000034A7776FE01.svm" xlink:type="simple" xlink:show="embed" xlink:actuate="onLoad">
            <text:p/>
          </draw:image>
        </draw:frame>
        <draw:frame draw:style-name="gr16" draw:text-style-name="P1" draw:layer="layout" svg:width="1.155cm" svg:height="0.34cm" svg:x="3.655cm" svg:y="4.978cm">
          <draw:image xlink:href="Pictures/2000001A0000033A000000F40472541C.svm" xlink:type="simple" xlink:show="embed" xlink:actuate="onLoad">
            <text:p/>
          </draw:image>
        </draw:frame>
        <draw:g>
          <svg:title>TexMaths</svg:title>
          <svg:desc>14§display§\discrete{\xind}{\tind}</svg:desc>
          <draw:polygon draw:style-name="gr17" draw:layer="layout" svg:width="0.472cm" svg:height="0.632cm" svg:x="2.851cm" svg:y="6.968cm" svg:viewBox="0 0 473 633" draw:points="237,633 0,633 0,0 473,0 473,633">
            <text:p/>
          </draw:polygon>
          <draw:path draw:style-name="gr18" draw:layer="layout" svg:width="0.233cm" svg:height="0.324cm" svg:x="2.866cm" svg:y="7.193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3.132cm" svg:y="6.968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3.106cm" svg:y="7.305cm" svg:viewBox="0 0 151 300" svg:d="m151 13c0-6-4-13-12-13-12 0-20 10-20 20 0 5 4 12 14 12 8 0 18-8 18-19zm-73 233c-5 24-23 44-44 44-5 0-9 0-13-2 10-4 13-12 13-18 0-8-7-12-14-12-12 0-20 9-20 21 0 12 14 21 34 21 21 0 61-13 72-55l31-123c2-4 2-7 2-13 0-19-16-32-37-32-39 0-60 48-60 53 0 4 4 4 6 4 4 0 4-1 7-7 8-19 26-40 46-40 8 0 12 5 12 17 0 4-1 8-1 9z">
            <text:p/>
          </draw:path>
        </draw:g>
        <draw:g>
          <svg:title>TexMaths</svg:title>
          <svg:desc>14§display§\discrete{\xind+1}{\tind}</svg:desc>
          <draw:polygon draw:style-name="gr17" draw:layer="layout" svg:width="0.938cm" svg:height="0.632cm" svg:x="5.065cm" svg:y="6.968cm" svg:viewBox="0 0 939 633" draw:points="469,633 0,633 0,0 939,0 939,633">
            <text:p/>
          </draw:polygon>
          <draw:path draw:style-name="gr18" draw:layer="layout" svg:width="0.233cm" svg:height="0.324cm" svg:x="5.08cm" svg:y="7.193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5.346cm" svg:y="6.968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5.32cm" svg:y="7.305cm" svg:viewBox="0 0 151 300" svg:d="m151 13c0-6-4-13-12-13-12 0-20 10-20 20 0 5 4 12 14 12 8 0 18-8 18-19zm-73 233c-5 24-23 44-44 44-5 0-9 0-13-2 10-4 13-12 13-18 0-8-7-12-14-12-12 0-20 9-20 21 0 12 14 21 34 21 21 0 61-13 72-55l31-123c2-4 2-7 2-13 0-19-16-32-37-32-39 0-60 48-60 53 0 4 4 4 6 4 4 0 4-1 7-7 8-19 26-40 46-40 8 0 12 5 12 17 0 4-1 8-1 9z">
            <text:p/>
          </draw:path>
          <draw:path draw:style-name="gr18" draw:layer="layout" svg:width="0.254cm" svg:height="0.254cm" svg:x="5.528cm" svg:y="7.321cm" svg:viewBox="0 0 255 255" svg:d="m136 136h106c4 0 13 0 13-9s-9-8-13-8h-106v-106c0-5 0-13-9-13s-8 8-8 13v106h-106c-5 0-13 0-13 8s8 9 13 9h106v106c0 4 0 13 8 13s9-9 9-13z">
            <text:p/>
          </draw:path>
          <draw:path draw:style-name="gr18" draw:layer="layout" svg:width="0.125cm" svg:height="0.229cm" svg:x="5.844cm" svg:y="7.304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display§\discrete{\xind}{\tind}</svg:desc>
          <draw:polygon draw:style-name="gr17" draw:layer="layout" svg:width="0.472cm" svg:height="0.632cm" svg:x="2.833cm" svg:y="4.175cm" svg:viewBox="0 0 473 633" draw:points="236,633 0,633 0,0 473,0 473,633">
            <text:p/>
          </draw:polygon>
          <draw:path draw:style-name="gr18" draw:layer="layout" svg:width="0.233cm" svg:height="0.324cm" svg:x="2.848cm" svg:y="4.4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3.114cm" svg:y="4.175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3.088cm" svg:y="4.512cm" svg:viewBox="0 0 151 300" svg:d="m151 13c0-6-4-13-12-13-12 0-20 10-20 20 0 5 4 12 14 12 8 0 18-8 18-19zm-73 233c-5 24-23 44-44 44-5 0-9 0-13-2 10-4 13-12 13-18 0-8-7-12-14-12-12 0-20 9-20 21 0 12 14 21 34 21 21 0 61-13 72-55l31-123c2-4 2-7 2-13 0-19-16-32-37-32-39 0-60 48-60 53 0 4 4 4 6 4 4 0 4-1 7-7 8-19 26-40 46-40 8 0 12 5 12 17 0 4-1 8-1 9z">
            <text:p/>
          </draw:path>
        </draw:g>
        <draw:g>
          <svg:title>TexMaths</svg:title>
          <svg:desc>10§display§\mathbf{\ss{0}{\discrete{\xind}{\tind}}{\discrete{\xind+1}{\tind}}}</svg:desc>
          <draw:polygon draw:style-name="gr17" draw:layer="layout" svg:width="2.615cm" svg:height="0.451cm" svg:x="1.497cm" svg:y="1.381cm" svg:viewBox="0 0 2616 452" draw:points="1308,452 0,452 0,0 2616,0 2616,452">
            <text:p/>
          </draw:polygon>
          <draw:path draw:style-name="gr18" draw:layer="layout" svg:width="0.401cm" svg:height="0.244cm" svg:x="1.505cm" svg:y="1.456cm" svg:viewBox="0 0 402 245" svg:d="m369 25c2-6 2-7 13-8 7 0 15 0 20 0v-17c-9 0-22 1-38 1-13 0-35 0-48-1v17c9 0 26 0 36 3l-60 158-63-161h34v-17c-13 1-46 1-62 1-13 0-41 0-54-1v17h31l14 37-48 124-62-161h34v-17c-14 1-47 1-62 1-14 0-42 0-54-1v17h30l85 219c2 5 4 9 12 9 9 0 11-4 13-9l61-159 61 159c3 5 4 9 13 9s10-4 12-9z">
            <text:p/>
          </draw:path>
          <draw:path draw:style-name="gr18" draw:layer="layout" svg:width="0.22cm" svg:height="0.171cm" svg:x="1.93cm" svg:y="1.582cm" svg:viewBox="0 0 221 172" svg:d="m141 86c14-5 41-16 41-40 0-26-32-46-81-46h-101v14h26v142h-26v13c6 0 42-1 44-1 1 0 38 1 44 1v-13h-26v-66h34c5 0 15 0 25 9 9 6 9 12 9 30 0 20 0 43 57 43 30 0 34-22 34-27 0-6-5-6-8-6-4 0-7 0-8 5-1 14-10 17-15 17-16 0-18-16-21-35-2-17-4-32-28-40zm-43-7h-36v-65h37c40 0 43 16 43 32s-3 33-44 33z">
            <text:p/>
          </draw:path>
          <draw:path draw:style-name="gr18" draw:layer="layout" svg:width="0.091cm" svg:height="0.422cm" svg:x="2.284cm" svg:y="1.398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17cm" svg:height="0.234cm" svg:x="2.407cm" svg:y="1.467cm" svg:viewBox="0 0 171 235" svg:d="m171 119c0-35-1-119-86-119s-85 84-85 119c0 34 0 116 85 116s86-81 86-116zm-86 103c-12 0-32-8-37-33-3-19-3-55-3-75 0-25 0-48 3-66 4-32 29-35 37-35 13 0 28 6 35 22 6 13 6 50 6 79 0 20 0 52-3 71-5 32-27 37-38 37z">
            <text:p/>
          </draw:path>
          <draw:path draw:style-name="gr18" draw:layer="layout" svg:width="0.037cm" svg:height="0.219cm" svg:x="2.625cm" svg:y="1.546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2.762cm" svg:y="1.542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47cm" svg:height="0.17cm" svg:x="2.947cm" svg:y="1.381cm" svg:viewBox="0 0 148 171" svg:d="m46 112v-112l-46 2v14c15 0 17 0 17 10v132h-17v13c1 0 20-1 31-1s30 1 30 1v-13h-16v-26l17-12 31 33c2 3 2 3 2 3 0 2-3 2-5 2v13c11 0 21-1 32-1 9 0 18 1 26 1v-13c-7 0-12 0-14-1-2 0-3-1-6-4l-45-49 36-25c3-2 5-3 22-3v-14c-6 0-13 1-20 1-11 0-30-1-32-1v14c4 0 4 0 5 1 0 1-2 2-3 2z">
            <text:p/>
          </draw:path>
          <draw:path draw:style-name="gr18" draw:layer="layout" svg:width="0.088cm" svg:height="0.22cm" svg:x="2.92cm" svg:y="1.614cm" svg:viewBox="0 0 89 221" svg:d="m89 20c0-12-10-20-20-20-12 0-21 10-21 20 0 12 10 20 20 20 12 0 21-9 21-20zm-48 42v14c16 0 18 0 18 10v95c0 16-7 29-20 29-1 0-9-1-9-2 0 0 1-1 1-2 1 0 3-4 3-9 0-11-7-17-17-17s-17 7-17 17c0 17 18 24 39 24 22 0 50-12 50-40v-120z">
            <text:p/>
          </draw:path>
          <draw:path draw:style-name="gr18" draw:layer="layout" svg:width="0.04cm" svg:height="0.104cm" svg:x="3.15cm" svg:y="1.661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3.287cm" svg:y="1.542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47cm" svg:height="0.17cm" svg:x="3.473cm" svg:y="1.381cm" svg:viewBox="0 0 148 171" svg:d="m46 112v-112l-46 2v14c15 0 17 0 17 10v132h-17v13c1 0 20-1 31-1s30 1 30 1v-13h-16v-26l17-12 31 33c2 3 2 3 2 3 0 2-3 2-5 2v13c11 0 21-1 32-1 9 0 18 1 26 1v-13c-7 0-12 0-14-1-2 0-3-1-6-4l-45-49 36-25c3-2 5-3 22-3v-14c-6 0-13 1-20 1-11 0-30-1-32-1v14c4 0 4 0 5 1 0 1-2 2-3 2z">
            <text:p/>
          </draw:path>
          <draw:path draw:style-name="gr18" draw:layer="layout" svg:width="0.088cm" svg:height="0.22cm" svg:x="3.445cm" svg:y="1.614cm" svg:viewBox="0 0 89 221" svg:d="m89 20c0-12-10-20-20-20-12 0-21 10-21 20 0 12 10 20 20 20 12 0 21-9 21-20zm-48 42v14c16 0 18 0 18 10v95c0 16-7 29-20 29-1 0-9-1-9-2 0 0 1-1 1-2 1 0 3-4 3-9 0-11-7-17-17-17s-17 7-17 17c0 17 18 24 39 24 22 0 50-12 50-40v-120z">
            <text:p/>
          </draw:path>
          <draw:path draw:style-name="gr18" draw:layer="layout" svg:width="0.181cm" svg:height="0.181cm" svg:x="3.575cm" svg:y="1.633cm" svg:viewBox="0 0 182 182" svg:d="m97 97h76c3 0 9 0 9-6s-6-6-9-6h-76v-76c0-3 0-9-6-9s-6 6-6 9v76h-76c-3 0-9 0-9 6s6 6 9 6h76v76c0 3 0 9 6 9s6-6 6-9z">
            <text:p/>
          </draw:path>
          <draw:path draw:style-name="gr18" draw:layer="layout" svg:width="0.11cm" svg:height="0.161cm" svg:x="3.799cm" svg:y="1.623cm" svg:viewBox="0 0 111 162" svg:d="m73 9c0-9-1-9-12-9-15 12-35 16-55 16h-6v14h6c10 0 25-2 35-6v124h-39v14c12-1 42-1 55-1 9 0 18 0 27 0 7 0 20 1 27 1v-14h-38z">
            <text:p/>
          </draw:path>
          <draw:path draw:style-name="gr18" draw:layer="layout" svg:width="0.091cm" svg:height="0.422cm" svg:x="3.967cm" svg:y="1.398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0§display§\textcolor{gray}{\ss{-a}{\discrete{\xind}{\tind}}{\discrete{\xind+1}{\tind}}}</svg:desc>
          <draw:polygon draw:style-name="gr17" draw:layer="layout" svg:width="2.764cm" svg:height="0.451cm" svg:x="0.238cm" svg:y="3.354cm" svg:viewBox="0 0 2765 452" draw:points="1383,452 0,452 0,0 2765,0 2765,452">
            <text:p/>
          </draw:polygon>
          <draw:path draw:style-name="gr18" draw:layer="layout" svg:width="0.349cm" svg:height="0.248cm" svg:x="0.257cm" svg:y="3.43cm" svg:viewBox="0 0 350 249" svg:d="m304 41c9-16 17-28 40-30 3 0 6 0 6-7 0-2-1-4-4-4-8 0-18 1-27 1-12 0-25-1-37-1-2 0-6 0-6 7 0 4 3 4 5 4 8 0 21 3 21 14 0 4-2 6-5 11l-95 166-13-174c-1-8-1-17 24-17 6 0 10 0 10-7 0-4-4-4-5-4-14 0-29 1-43 1-8 0-29-1-37-1-3 0-7 0-7 7 0 4 3 4 8 4 16 0 18 2 19 9l2 27-89 155-13-178c0-5 0-13 26-13 4 0 8 0 8-7 0-4-5-4-5-4-14 0-29 1-44 1-12 0-25-1-37-1-1 0-6 0-6 7 0 4 3 4 9 4 17 0 18 3 19 13l15 216c1 6 1 9 6 9 4 0 5-2 9-8l103-180 13 179c1 7 2 9 6 9 5 0 7-4 8-7z">
            <text:p/>
          </draw:path>
          <draw:path draw:style-name="gr18" draw:layer="layout" svg:width="0.191cm" svg:height="0.173cm" svg:x="0.589cm" svg:y="3.555cm" svg:viewBox="0 0 192 174" svg:d="m84 17c2-7 3-7 8-8h16c23 0 51 0 51 25 0 10-4 26-16 35-10 8-25 12-42 12h-32zm45 68c30-7 56-25 56-47 0-21-25-38-61-38h-76c-5 0-8 0-8 5 0 4 3 4 8 4 0 0 5 0 9 0 5 1 6 1 6 4 0 0 0 2-1 5l-33 131c-2 9-2 11-22 11-4 0-7 0-7 5 0 2 2 4 4 4 5 0 10-1 15-1s12 0 17 0c4 0 10 0 15 0 6 0 12 1 17 1 1 0 5 0 5-6 0-3-2-3-8-3-4 0-5 0-9-1-6 0-6-1-6-3 0-1 0-2 1-6l16-62h33c21 0 31 10 31 22 0 3-3 11-4 17-3 12-4 15-4 19 0 20 18 28 37 28 22 0 32-25 32-29 0-1 0-4-4-4-3 0-4 2-5 5-3 11-12 21-22 21-7 0-12-3-12-16 0-7 2-19 3-26s1-9 1-12 0-11-7-18c-5-5-11-8-17-10z">
            <text:p/>
          </draw:path>
          <draw:path draw:style-name="gr18" draw:layer="layout" svg:width="0.091cm" svg:height="0.422cm" svg:x="0.915cm" svg:y="3.371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215cm" svg:height="0.013cm" svg:x="1.052cm" svg:y="3.576cm" svg:viewBox="0 0 216 14" svg:d="m203 14c6 0 13 0 13-7s-7-7-13-7h-191c-6 0-12 0-12 7s6 7 12 7z">
            <text:p/>
          </draw:path>
          <draw:path draw:style-name="gr18" draw:layer="layout" svg:width="0.161cm" svg:height="0.159cm" svg:x="1.312cm" svg:y="3.515cm" svg:viewBox="0 0 162 160" svg:d="m117 23c-6-13-16-23-32-23-41 0-85 52-85 103 0 34 19 57 47 57 7 0 25-2 46-27 3 15 15 27 32 27 12 0 20-8 26-20s11-34 11-35c0-3-4-3-5-3-3 0-4 1-5 6-6 23-12 44-26 44-10 0-11-9-11-16 0-8 1-11 5-26 3-15 4-19 7-32l13-49c3-10 3-11 3-12 0-6-5-10-11-10-8 0-13 8-15 16zm-22 91c-2 6-2 7-8 13-15 19-29 25-39 25-18 0-23-19-23-33 0-18 11-61 19-77 11-21 27-34 41-34 23 0 28 29 28 31s0 4-1 6z">
            <text:p/>
          </draw:path>
          <draw:path draw:style-name="gr18" draw:layer="layout" svg:width="0.037cm" svg:height="0.219cm" svg:x="1.514cm" svg:y="3.519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1.651cm" svg:y="3.515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1.842cm" svg:y="3.354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1.823cm" svg:y="3.595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04cm" svg:height="0.104cm" svg:x="2.027cm" svg:y="3.634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2.164cm" svg:y="3.515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2.354cm" svg:y="3.354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2.336cm" svg:y="3.595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181cm" svg:height="0.181cm" svg:x="2.484cm" svg:y="3.606cm" svg:viewBox="0 0 182 182" svg:d="m97 97h76c3 0 9 0 9-6s-6-6-9-6h-76v-76c0-3 0-9-6-9s-6 6-6 9v76h-76c-3 0-9 0-9 6s6 6 9 6h76v76c0 3 0 9 6 9s6-6 6-9z">
            <text:p/>
          </draw:path>
          <draw:path draw:style-name="gr18" draw:layer="layout" svg:width="0.089cm" svg:height="0.163cm" svg:x="2.71cm" svg:y="3.594cm" svg:viewBox="0 0 90 164" svg:d="m56 7c0-7-1-7-8-7-15 16-38 16-48 16v9c6 0 22 0 36-7v126c0 8 0 11-25 11h-9v9c4 0 35-1 44-1 7 0 38 1 44 1v-9h-9c-25 0-25-3-25-11z">
            <text:p/>
          </draw:path>
          <draw:path draw:style-name="gr18" draw:layer="layout" svg:width="0.091cm" svg:height="0.422cm" svg:x="2.857cm" svg:y="3.371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0§display§\ss{a}{\discrete{\xind}{\tind}}{\discrete{\xind+1}{\tind}}</svg:desc>
          <draw:polygon draw:style-name="gr17" draw:layer="layout" svg:width="2.49cm" svg:height="0.451cm" svg:x="6.456cm" svg:y="3.085cm" svg:viewBox="0 0 2491 452" draw:points="1246,452 0,452 0,0 2491,0 2491,452">
            <text:p/>
          </draw:polygon>
          <draw:path draw:style-name="gr18" draw:layer="layout" svg:width="0.349cm" svg:height="0.248cm" svg:x="6.475cm" svg:y="3.161cm" svg:viewBox="0 0 350 249" svg:d="m304 41c9-16 17-28 40-30 3 0 6 0 6-7 0-2-1-4-4-4-8 0-18 1-27 1-12 0-25-1-37-1-2 0-6 0-6 7 0 4 3 4 5 4 8 0 21 3 21 14 0 4-2 6-5 11l-95 166-13-174c-1-8-1-17 24-17 6 0 10 0 10-7 0-4-4-4-5-4-14 0-29 1-43 1-8 0-29-1-37-1-3 0-7 0-7 7 0 4 3 4 8 4 16 0 18 2 19 9l2 27-89 155-13-178c0-5 0-13 26-13 4 0 8 0 8-7 0-4-5-4-5-4-14 0-29 1-44 1-12 0-25-1-37-1-1 0-6 0-6 7 0 4 3 4 9 4 17 0 18 3 19 13l15 216c1 6 1 9 6 9 4 0 5-2 9-8l103-180 13 179c1 7 2 9 6 9 5 0 7-4 8-7z">
            <text:p/>
          </draw:path>
          <draw:path draw:style-name="gr18" draw:layer="layout" svg:width="0.191cm" svg:height="0.173cm" svg:x="6.807cm" svg:y="3.286cm" svg:viewBox="0 0 192 174" svg:d="m84 17c2-7 3-7 8-8h16c23 0 51 0 51 25 0 10-4 26-16 35-10 8-25 12-42 12h-32zm45 68c30-7 56-25 56-47 0-21-25-38-61-38h-76c-5 0-8 0-8 5 0 4 3 4 8 4 0 0 5 0 9 0 5 1 6 1 6 4 0 0 0 2-1 5l-33 131c-2 9-2 11-22 11-4 0-7 0-7 5 0 2 2 4 4 4 5 0 10-1 15-1s12 0 17 0c4 0 10 0 15 0 6 0 12 1 17 1 1 0 5 0 5-6 0-3-2-3-8-3-4 0-5 0-9-1-6 0-6-1-6-3 0-1 0-2 1-6l16-62h33c21 0 31 10 31 22 0 3-3 11-4 17-3 12-4 15-4 19 0 20 18 28 37 28 22 0 32-25 32-29 0-1 0-4-4-4-3 0-4 2-5 5-3 11-12 21-22 21-7 0-12-3-12-16 0-7 2-19 3-26s1-9 1-12 0-11-7-18c-5-5-11-8-17-10z">
            <text:p/>
          </draw:path>
          <draw:path draw:style-name="gr18" draw:layer="layout" svg:width="0.091cm" svg:height="0.422cm" svg:x="7.133cm" svg:y="3.102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161cm" svg:height="0.159cm" svg:x="7.255cm" svg:y="3.246cm" svg:viewBox="0 0 162 160" svg:d="m117 23c-6-13-16-23-32-23-41 0-85 52-85 103 0 34 19 57 47 57 7 0 25-2 46-27 3 15 15 27 32 27 12 0 20-8 26-20s11-34 11-35c0-3-4-3-5-3-3 0-4 1-5 6-6 23-12 44-26 44-10 0-11-9-11-16 0-8 1-11 5-26 3-15 4-19 7-32l13-49c3-10 3-11 3-12 0-6-5-10-11-10-8 0-13 8-15 16zm-22 91c-2 6-2 7-7 13-16 19-30 25-40 25-18 0-23-19-23-33 0-18 11-61 19-77 11-21 27-34 41-34 23 0 28 29 28 31s0 4-1 6z">
            <text:p/>
          </draw:path>
          <draw:path draw:style-name="gr18" draw:layer="layout" svg:width="0.037cm" svg:height="0.219cm" svg:x="7.458cm" svg:y="3.25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7.595cm" svg:y="3.246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7.785cm" svg:y="3.085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7.767cm" svg:y="3.326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04cm" svg:height="0.104cm" svg:x="7.971cm" svg:y="3.365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8.108cm" svg:y="3.246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8.298cm" svg:y="3.085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8.28cm" svg:y="3.326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181cm" svg:height="0.181cm" svg:x="8.428cm" svg:y="3.337cm" svg:viewBox="0 0 182 182" svg:d="m97 97h76c3 0 9 0 9-6s-6-6-9-6h-76v-76c0-3 0-9-6-9s-6 6-6 9v76h-76c-3 0-9 0-9 6s6 6 9 6h76v76c0 3 0 9 6 9s6-6 6-9z">
            <text:p/>
          </draw:path>
          <draw:path draw:style-name="gr18" draw:layer="layout" svg:width="0.089cm" svg:height="0.163cm" svg:x="8.654cm" svg:y="3.325cm" svg:viewBox="0 0 90 164" svg:d="m56 7c0-7-1-7-8-7-15 16-38 16-48 16v9c6 0 22 0 36-7v126c0 8 0 11-25 11h-9v9c4 0 35-1 44-1 7 0 38 1 44 1v-9h-9c-25 0-25-3-25-11z">
            <text:p/>
          </draw:path>
          <draw:path draw:style-name="gr18" draw:layer="layout" svg:width="0.091cm" svg:height="0.422cm" svg:x="8.801cm" svg:y="3.102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4§display§\discrete{\xind+1}{\tind}</svg:desc>
          <draw:polygon draw:style-name="gr19" draw:layer="layout" svg:width="0.938cm" svg:height="0.632cm" svg:x="5.119cm" svg:y="4.175cm" svg:viewBox="0 0 939 633" draw:points="469,633 0,633 0,0 939,0 939,633">
            <text:p/>
          </draw:polygon>
          <draw:path draw:style-name="gr18" draw:layer="layout" svg:width="0.233cm" svg:height="0.324cm" svg:x="5.134cm" svg:y="4.4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5.4cm" svg:y="4.175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5.374cm" svg:y="4.512cm" svg:viewBox="0 0 151 300" svg:d="m151 13c0-6-4-13-12-13-12 0-20 10-20 20 0 5 4 12 14 12 8 0 18-8 18-19zm-73 233c-5 24-23 44-44 44-5 0-9 0-13-2 10-4 13-12 13-18 0-8-7-12-14-12-12 0-20 9-20 21 0 12 14 21 34 21 21 0 61-13 72-55l31-123c2-4 2-7 2-13 0-19-16-32-37-32-39 0-60 48-60 53 0 4 4 4 6 4 4 0 4-1 7-7 8-19 26-40 46-40 8 0 12 5 12 17 0 4-1 8-1 9z">
            <text:p/>
          </draw:path>
          <draw:path draw:style-name="gr18" draw:layer="layout" svg:width="0.254cm" svg:height="0.254cm" svg:x="5.582cm" svg:y="4.528cm" svg:viewBox="0 0 255 255" svg:d="m136 136h106c4 0 13 0 13-9s-9-8-13-8h-106v-106c0-5 0-13-9-13s-8 8-8 13v106h-106c-5 0-13 0-13 8s8 9 13 9h106v106c0 4 0 13 8 13s9-9 9-13z">
            <text:p/>
          </draw:path>
          <draw:path draw:style-name="gr18" draw:layer="layout" svg:width="0.125cm" svg:height="0.229cm" svg:x="5.898cm" svg:y="4.511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latex§\quad\\
Riemann problem \\
where $f\left(u\left(\cdot,\xdis{\xind+\frac{1}{2}}\right)\right)$ \\
$ = \ss{0}{\discrete{\xind}{\tind}}{\discrete{\xind+1}{\tind}}$</svg:desc>
          <draw:polygon draw:style-name="gr19" draw:layer="layout" svg:width="4.219cm" svg:height="1.799cm" svg:x="5.305cm" svg:y="0.238cm" svg:viewBox="0 0 4220 1800" draw:points="2111,1800 0,1800 0,0 4220,0 4220,1800">
            <text:p/>
          </draw:polygon>
          <draw:path draw:style-name="gr18" draw:layer="layout" svg:width="0.303cm" svg:height="0.306cm" svg:x="5.32cm" svg:y="0.243cm" svg:viewBox="0 0 304 307" svg:d="m83 143v-112c0-10 0-15 8-16 5-1 18-1 26-1 40 0 89 1 89 64 0 31-11 65-75 65zm91 6c42-10 77-37 77-71 0-41-50-78-114-78h-137v14h10c34 0 34 5 34 21v228c0 16 0 21-34 21h-10v13c16-1 47-1 64-1 16 0 47 0 63 1v-13h-10c-34 0-34-5-34-21v-110h49c7 0 26 0 41 15 16 16 16 29 16 58s0 45 18 63c18 16 42 18 55 18 34 0 42-36 42-48 0-2 0-7-7-7-4 0-4 3-4 7-3 31-18 38-29 38-22 0-25-22-31-63l-6-34c-7-28-28-42-53-51z">
            <text:p/>
          </draw:path>
          <draw:path draw:style-name="gr18" draw:layer="layout" svg:width="0.092cm" svg:height="0.29cm" svg:x="5.639cm" svg:y="0.249cm" svg:viewBox="0 0 93 291" svg:d="m63 99-62 5v13c29 0 34 3 34 24v117c0 20-5 20-35 20v13c14 0 37-1 48-1 15 0 30 1 45 1v-13c-29 0-30-3-30-19zm1-76c0-14-11-23-22-23-14 0-23 12-23 23s9 23 23 23c11 0 22-9 22-23z">
            <text:p/>
          </draw:path>
          <draw:path draw:style-name="gr18" draw:layer="layout" svg:width="0.168cm" svg:height="0.199cm" svg:x="5.759cm" svg:y="0.34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34cm" svg:height="0.191cm" svg:x="5.954cm" svg:y="0.348cm" svg:viewBox="0 0 341 192" svg:d="m35 43v116c0 20-5 20-35 20v13c15 0 37-1 49-1 11 0 34 1 49 1v-13c-29 0-34 0-34-20v-80c0-44 31-69 58-69 29 0 34 23 34 48v101c0 20-5 20-35 20v13c15 0 37-1 49-1 11 0 34 1 48 1v-13c-28 0-33 0-33-20v-80c0-44 31-69 59-69 28 0 32 23 32 48v101c0 20-4 20-34 20v13c15 0 37-1 49-1 11 0 35 1 50 1v-13c-24 0-35 0-35-14v-82c0-37 0-51-13-67-7-7-21-16-46-16-37 0-56 26-63 43-6-38-38-43-58-43-32 0-52 19-64 46v-46l-62 5v14c31 0 35 2 35 24z">
            <text:p/>
          </draw:path>
          <draw:path draw:style-name="gr18" draw:layer="layout" svg:width="0.195cm" svg:height="0.199cm" svg:x="6.321cm" svg:y="0.345cm" svg:viewBox="0 0 196 200" svg:d="m127 162c1 17 14 35 33 35 10 0 36-6 36-40v-25h-11v25c0 24-11 27-15 27-14 0-16-20-16-21v-88c0-18 0-36-16-52-17-16-39-23-59-23-36 0-67 21-67 49 0 13 9 20 20 20 12 0 21-9 21-20 0-5-2-19-22-19 11-15 33-20 47-20 21 0 45 17 45 55v16c-22 2-51 3-80 16-32 15-43 37-43 57 0 35 42 46 69 46 30 0 49-17 58-38zm-4-72v44c0 41-30 56-50 56-21 0-40-15-40-37 0-23 19-60 90-63z">
            <text:p/>
          </draw:path>
          <draw:path draw:style-name="gr18" draw:layer="layout" svg:width="0.217cm" svg:height="0.191cm" svg:x="6.534cm" svg:y="0.348cm" svg:viewBox="0 0 218 192" svg:d="m35 43v116c0 20-5 20-35 20v13c15 0 37-1 49-1 11 0 34 1 49 1v-13c-29 0-34 0-34-20v-80c0-44 31-69 58-69 29 0 34 23 34 48v101c0 20-5 20-35 20v13c15 0 37-1 49-1 11 0 34 1 48 1v-13c-22 0-33 0-33-14v-82c0-37 0-51-13-67-7-7-21-16-46-16-32 0-52 19-64 46v-46l-62 5v14c31 0 35 2 35 24z">
            <text:p/>
          </draw:path>
          <draw:path draw:style-name="gr18" draw:layer="layout" svg:width="0.217cm" svg:height="0.191cm" svg:x="6.776cm" svg:y="0.348cm" svg:viewBox="0 0 218 192" svg:d="m35 43v116c0 20-5 20-35 20v13c15 0 37-1 49-1 11 0 34 1 49 1v-13c-29 0-34 0-34-20v-80c0-44 31-69 58-69 29 0 34 23 34 48v101c0 20-5 20-35 20v13c15 0 37-1 49-1 11 0 34 1 48 1v-13c-22 0-33 0-33-14v-82c0-37 0-51-13-67-7-7-21-16-46-16-32 0-52 19-64 46v-46l-62 5v14c31 0 35 2 35 24z">
            <text:p/>
          </draw:path>
          <draw:path draw:style-name="gr18" draw:layer="layout" svg:width="0.214cm" svg:height="0.275cm" svg:x="7.161cm" svg:y="0.348cm" svg:viewBox="0 0 215 276" svg:d="m63 28v-28l-63 5v14c31 0 35 2 35 20v205c0 19-5 19-35 19v13c15 0 37-1 49-1 11 0 34 1 49 1v-13c-29 0-34 0-34-19v-74-3c3 7 20 30 53 30 52 0 98-43 98-98s-42-99-92-99c-33 0-51 20-60 28zm1 115v-97c13-23 34-35 56-35 32 0 59 38 59 88 0 52-31 89-63 89-17 0-35-9-46-26-6-10-6-10-6-19z">
            <text:p/>
          </draw:path>
          <draw:path draw:style-name="gr18" draw:layer="layout" svg:width="0.146cm" svg:height="0.191cm" svg:x="7.403cm" svg:y="0.348cm" svg:viewBox="0 0 147 192" svg:d="m60 48v-48l-60 5v14c31 0 35 2 35 24v116c0 20-5 20-35 20v13c17 0 37-1 49-1 18 0 39 0 56 1v-13h-9c-32 0-33-5-33-21v-67c0-43 18-81 51-81 3 0 4 0 4 0-1 0-9 6-9 17 0 12 9 19 18 19s20-5 20-19c0-15-14-27-33-27-31 0-47 30-54 48z">
            <text:p/>
          </draw:path>
          <draw:path draw:style-name="gr18" draw:layer="layout" svg:width="0.192cm" svg:height="0.199cm" svg:x="7.574cm" svg:y="0.345cm" svg:viewBox="0 0 193 200" svg:d="m193 102c0-56-44-102-97-102-54 0-96 47-96 102s46 98 96 98c53 0 97-43 97-98zm-97 87c-18 0-37-9-49-30-11-18-11-45-11-60 0-18 0-41 11-61s32-28 49-28c19 0 39 10 50 28s11 43 11 61c0 15 0 38-10 58s-29 32-51 32z">
            <text:p/>
          </draw:path>
          <draw:path draw:style-name="gr18" draw:layer="layout" svg:width="0.214cm" svg:height="0.306cm" svg:x="7.792cm" svg:y="0.238cm" svg:viewBox="0 0 215 307" svg:d="m63 138v-138l-63 5v14c31 0 35 2 35 24v259h9c2-1 5-6 16-27 7 10 25 32 57 32 52 0 98-43 98-98s-43-99-93-99c-33 0-53 20-59 28zm1 115v-90c0-9 0-9 5-16 16-25 41-27 51-27 19 0 36 11 45 27 13 18 14 43 14 60 0 16-1 42-14 62-9 14-26 28-49 28-20 0-36-11-46-27-6-8-6-10-6-17z">
            <text:p/>
          </draw:path>
          <draw:path draw:style-name="gr18" draw:layer="layout" svg:width="0.095cm" svg:height="0.301cm" svg:x="8.036cm" svg:y="0.238cm" svg:viewBox="0 0 96 302" svg:d="m63 0-63 5v14c31 0 35 2 35 24v226c0 20-5 20-35 20v13c15-1 37-1 48-1s32 0 48 1v-13c-28 0-33 0-33-20z">
            <text:p/>
          </draw:path>
          <draw:path draw:style-name="gr18" draw:layer="layout" svg:width="0.168cm" svg:height="0.199cm" svg:x="8.155cm" svg:y="0.34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34cm" svg:height="0.191cm" svg:x="8.35cm" svg:y="0.348cm" svg:viewBox="0 0 341 192" svg:d="m35 43v116c0 20-5 20-35 20v13c15 0 37-1 49-1 11 0 34 1 49 1v-13c-29 0-34 0-34-20v-80c0-44 31-69 58-69 29 0 34 23 34 48v101c0 20-5 20-35 20v13c15 0 37-1 49-1 11 0 34 1 48 1v-13c-28 0-33 0-33-20v-80c0-44 31-69 59-69 28 0 32 23 32 48v101c0 20-4 20-34 20v13c15 0 37-1 49-1 11 0 35 1 50 1v-13c-24 0-35 0-35-14v-82c0-37 0-51-13-67-7-7-21-16-46-16-37 0-56 26-63 43-6-38-38-43-58-43-32 0-52 19-64 46v-46l-62 5v14c31 0 35 2 35 24z">
            <text:p/>
          </draw:path>
          <draw:path draw:style-name="gr18" draw:layer="layout" svg:width="0.298cm" svg:height="0.191cm" svg:x="5.312cm" svg:y="0.982cm" svg:viewBox="0 0 299 192" svg:d="m262 42c7-22 21-28 37-28v-14c-10 1-23 1-32 1-13 0-32-1-41-1v14c16 0 26 8 26 21 0 2 0 3-3 8l-39 112-43-122c-3-5-3-6-3-8 0-11 17-11 26-11v-14c-12 0-34 1-46 1-12 0-26 0-38-1v14c16 0 22 1 27 6 3 2 8 16 10 24l-37 105-42-116c-2-5-2-6-2-8 0-11 17-11 26-11v-14c-13 0-37 1-47 1-3 0-25 0-41-1v14c22 0 27 1 32 14l56 155c1 6 2 9 8 9s6-2 9-8l44-124 45 124c1 5 2 8 8 8 5 0 7-3 9-8z">
            <text:p/>
          </draw:path>
          <draw:path draw:style-name="gr18" draw:layer="layout" svg:width="0.217cm" svg:height="0.301cm" svg:x="5.633cm" svg:y="0.867cm" svg:viewBox="0 0 218 302" svg:d="m35 269c0 20-5 20-35 20v13c15-1 37-1 49-1 11 0 34 0 49 1v-13c-29 0-34 0-34-20v-80c0-46 31-69 58-69 29 0 34 23 34 48v101c0 20-5 20-35 20v13c15-1 37-1 49-1 11 0 34 0 48 1v-13c-22 0-33 0-33-14v-83c0-37 0-50-13-66-7-8-21-16-46-16-37 0-56 26-63 42v-152l-63 5v14c31 0 35 2 35 24z">
            <text:p/>
          </draw:path>
          <draw:path draw:style-name="gr18" draw:layer="layout" svg:width="0.168cm" svg:height="0.199cm" svg:x="5.874cm" svg:y="0.97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146cm" svg:height="0.191cm" svg:x="6.067cm" svg:y="0.977cm" svg:viewBox="0 0 147 192" svg:d="m60 48v-48l-60 5v14c31 0 35 2 35 24v116c0 20-5 20-35 20v13c17 0 37-1 49-1 18 0 39 0 56 1v-13h-9c-32 0-33-5-33-21v-67c0-43 18-81 51-81 3 0 4 0 4 0-1 0-9 6-9 17 0 12 9 19 18 19s20-5 20-19c0-15-14-27-33-27-31 0-47 30-54 48z">
            <text:p/>
          </draw:path>
          <draw:path draw:style-name="gr18" draw:layer="layout" svg:width="0.168cm" svg:height="0.199cm" svg:x="6.238cm" svg:y="0.97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216cm" svg:height="0.395cm" svg:x="6.587cm" svg:y="0.862cm" svg:viewBox="0 0 217 396" svg:d="m137 133h37c9 0 14 0 14-8 0-5-5-5-13-5h-36l9-51c3-9 9-39 11-44 4-9 11-15 20-15 2 0 14 0 22 7-20 3-23 18-23 24 0 10 7 16 16 16 11 0 23-10 23-27 0-20-20-30-38-30-15 0-42 7-54 51-4 9-5 13-15 69h-30c-8 0-13 0-13 7 0 6 3 6 12 6h28l-32 172c-8 42-16 81-38 81-1 0-12 0-21-7 20-1 23-17 23-24 0-9-7-14-16-14-11 0-23 8-23 25 0 20 20 30 37 30 23 0 41-26 49-42 14-27 24-80 25-84z">
            <text:p/>
          </draw:path>
          <draw:path draw:style-name="gr18" draw:layer="layout" svg:width="0.164cm" svg:height="0.783cm" svg:x="6.975cm" svg:y="0.669cm" svg:viewBox="0 0 165 784" svg:d="m146 779c1 0 5 5 5 5h9c2 0 5-2 5-5 0-2-1-3-1-4-16-16-39-40-66-88-47-84-65-191-65-295 0-193 55-307 131-385 1-1 1-2 1-2 0-5-2-5-8-5-5 0-6 0-10 4-42 35-88 96-119 187-18 58-28 129-28 200 0 104 19 220 88 321 11 17 27 35 27 36 5 5 11 12 13 15z">
            <text:p/>
          </draw:path>
          <draw:path draw:style-name="gr18" draw:layer="layout" svg:width="0.222cm" svg:height="0.196cm" svg:x="7.17cm" svg:y="0.977cm" svg:viewBox="0 0 223 197" svg:d="m139 168c5 18 20 29 40 29 15 0 25-9 32-24s12-42 12-43c0-4-3-4-5-4-3 0-4 1-6 7-6 25-13 55-32 55-10 0-13-7-13-20 0-10 5-31 8-46l13-47c1-6 5-23 7-29 1-10 6-26 6-30 0-7-6-11-12-11-3 0-14 0-17 15-9 32-28 108-33 131-1 2-18 37-50 37-22 0-27-20-27-36 0-25 12-59 23-89 6-12 8-19 8-27 0-20-14-36-35-36-42 0-58 63-58 67 0 5 5 5 5 5 5 0 5-2 7-8 11-38 27-54 45-54 3 0 10 0 10 13 0 12-5 24-8 30-16 43-24 70-24 91 0 42 29 53 53 53 29 0 44-19 51-29z">
            <text:p/>
          </draw:path>
          <draw:path draw:style-name="gr18" draw:layer="layout" svg:width="0.164cm" svg:height="0.783cm" svg:x="7.558cm" svg:y="0.669cm" svg:viewBox="0 0 165 784" svg:d="m146 779c1 0 5 5 5 5h9c2 0 5-2 5-5 0-2-1-3-1-4-16-16-39-40-66-88-47-84-65-191-65-295 0-193 55-307 131-385 1-1 1-2 1-2 0-5-2-5-8-5-5 0-6 0-10 4-42 35-88 96-119 187-18 58-28 129-28 200 0 104 19 220 88 321 11 17 27 35 27 36 5 5 11 12 13 15z">
            <text:p/>
          </draw:path>
          <draw:path draw:style-name="gr18" draw:layer="layout" svg:width="0.045cm" svg:height="0.045cm" svg:x="7.776cm" svg:y="1.038cm" svg:viewBox="0 0 46 46" svg:d="m46 23c0-13-10-23-23-23-13 0-23 10-23 23 0 13 10 23 23 23 13 0 23-10 23-23z">
            <text:p/>
          </draw:path>
          <draw:path draw:style-name="gr18" draw:layer="layout" svg:width="0.05cm" svg:height="0.129cm" svg:x="7.897cm" svg:y="1.123cm" svg:viewBox="0 0 51 130" svg:d="m51 46c0-29-12-46-28-46-14 0-23 11-23 23 0 12 9 23 23 23 5 0 12-2 15-5 1-2 1-2 3-2 0 0 1 0 1 7 0 32-16 58-30 72-5 5-5 7-5 8 0 2 2 4 4 4 5 0 40-34 40-84z">
            <text:p/>
          </draw:path>
          <draw:path draw:style-name="gr18" draw:layer="layout" svg:width="0.216cm" svg:height="0.196cm" svg:x="8.066cm" svg:y="0.977cm" svg:viewBox="0 0 217 197" svg:d="m133 60c3-11 13-50 44-50 1 0 12 0 20 5-12 2-20 13-20 23 0 8 4 16 17 16 8 0 23-8 23-26 0-22-26-28-40-28-26 0-41 23-46 33-11-28-35-33-47-33-46 0-70 57-70 67 0 5 3 5 5 5 3 0 4-2 6-5 14-46 43-57 58-57 8 0 23 4 23 28 0 14-7 43-23 104-8 27-23 46-41 46-4 0-14 0-22-7 11-1 19-11 19-23 0-11-8-15-16-15-12 0-23 11-23 26 0 20 22 28 41 28 28 0 44-30 45-33 5 16 21 33 47 33 46 0 71-56 71-67 0-4-4-4-5-4-5 0-5 1-6 5-15 47-45 57-58 57-18 0-24-14-24-29 0-10 3-20 7-38z">
            <text:p/>
          </draw:path>
          <draw:path draw:style-name="gr18" draw:layer="layout" svg:width="0.132cm" svg:height="0.263cm" svg:x="8.302cm" svg:y="1.075cm" svg:viewBox="0 0 133 264" svg:d="m133 11c0-5-3-11-11-11-10 0-17 9-17 17 0 5 4 11 12 11 8 0 16-7 16-17zm-64 206c-5 21-21 38-39 38-4 0-8 0-11-1 8-4 11-11 11-16 0-7-7-11-13-11-10 0-17 9-17 19 0 11 12 18 30 18 18 0 54-11 64-48l27-109c1-3 1-6 1-11 0-17-13-28-32-28-34 0-53 42-53 47 0 3 4 3 5 3 4 0 4-1 6-6 8-17 24-35 41-35 7 0 11 4 11 14 0 4-1 8-1 9z">
            <text:p/>
          </draw:path>
          <draw:path draw:style-name="gr18" draw:layer="layout" svg:width="0.224cm" svg:height="0.224cm" svg:x="8.485cm" svg:y="1.088cm" svg:viewBox="0 0 225 225" svg:d="m120 120h94c3 0 11 0 11-8s-8-7-11-7h-94v-94c0-4 0-11-8-11s-7 7-7 11v94h-94c-4 0-11 0-11 7s7 8 11 8h94v93c0 4 0 12 7 12s8-8 8-12z">
            <text:p/>
          </draw:path>
          <draw:path draw:style-name="gr18" draw:layer="layout" svg:width="0.088cm" svg:height="0.143cm" svg:x="8.814cm" svg:y="1.014cm" svg:viewBox="0 0 89 144" svg:d="m56 6c0-6-2-6-8-6-16 14-39 14-44 14h-4v9h4c5 0 19 0 32-6v109c0 7 0 10-24 10h-11v8c13 0 32 0 45 0s32 0 43 0v-8h-10c-23 0-23-3-23-10z">
            <text:p/>
          </draw:path>
          <draw:polygon draw:style-name="gr20" draw:layer="layout" svg:width="0.147cm" svg:height="0.014cm" svg:x="8.783cm" svg:y="1.193cm" svg:viewBox="0 0 148 15" draw:points="74,15 0,15 0,0 148,0 148,15">
            <text:p/>
          </draw:polygon>
          <draw:path draw:style-name="gr18" draw:layer="layout" svg:width="0.108cm" svg:height="0.143cm" svg:x="8.803cm" svg:y="1.236cm" svg:viewBox="0 0 109 144" svg:d="m109 102h-10c0 5-3 19-6 20-2 3-20 3-24 3h-42c15-11 31-24 43-32 20-14 39-26 39-50 0-27-28-43-58-43-30 0-51 17-51 38 0 11 10 14 12 14 7 0 14-4 14-14 0-7-6-11-12-12 6-10 18-16 33-16 21 0 38 12 38 33 0 19-12 32-29 47l-54 44c-2 3-2 3-2 4v6h101z">
            <text:p/>
          </draw:path>
          <draw:path draw:style-name="gr18" draw:layer="layout" svg:width="0.164cm" svg:height="0.783cm" svg:x="9.021cm" svg:y="0.669cm" svg:viewBox="0 0 165 784" svg:d="m165 391c0-124-29-258-114-355-7-8-23-24-34-34-2-2-3-2-8-2s-9 0-9 5c0 1 1 2 2 4 15 14 39 39 66 87 47 83 64 190 64 295 0 189-52 305-131 384 0 1-1 2-1 4 0 5 4 5 9 5s6 0 10-4c41-36 87-96 118-189 19-59 28-130 28-200z">
            <text:p/>
          </draw:path>
          <draw:path draw:style-name="gr18" draw:layer="layout" svg:width="0.164cm" svg:height="0.783cm" svg:x="9.281cm" svg:y="0.669cm" svg:viewBox="0 0 165 784" svg:d="m165 391c0-124-29-258-114-355-7-8-23-24-34-34-2-2-3-2-8-2s-9 0-9 5c0 1 1 2 2 4 15 14 39 39 66 87 47 83 64 190 64 295 0 189-52 305-131 384 0 1-1 2-1 4 0 5 4 5 9 5s6 0 10-4c41-36 87-96 118-189 19-59 28-130 28-200z">
            <text:p/>
          </draw:path>
          <draw:path draw:style-name="gr18" draw:layer="layout" svg:width="0.289cm" svg:height="0.101cm" svg:x="5.33cm" svg:y="1.706cm" svg:viewBox="0 0 290 102" svg:d="m275 17c6 0 15 0 15-8s-9-9-15-9h-260c-6 0-15 0-15 9s9 8 15 8zm0 85c6 0 15 0 15-9 0-9-9-9-15-9h-260c-6 0-15 0-15 9 0 9 9 9 15 9z">
            <text:p/>
          </draw:path>
          <draw:path draw:style-name="gr18" draw:layer="layout" svg:width="0.431cm" svg:height="0.306cm" svg:x="5.789cm" svg:y="1.568cm" svg:viewBox="0 0 432 307" svg:d="m375 51c11-20 21-35 50-37 3 0 7 0 7-9 0-3-1-5-5-5-10 0-22 1-33 1-15 0-31-1-46-1-2 0-7 0-7 9 0 5 3 5 6 5 10 0 26 3 26 17 0 5-3 7-6 13l-118 206-16-215c-1-10-1-21 30-21 7 0 12 0 12-9 0-5-5-5-6-5-17 0-36 1-53 1-10 0-36-1-46-1-3 0-8 0-8 9 0 5 3 5 10 5 19 0 22 2 23 11l2 33-109 192-16-220c0-7 0-16 32-16 5 0 10 0 10-9 0-5-7-5-7-5-17 0-35 1-54 1-15 0-31-1-46-1-1 0-7 0-7 9 0 5 4 5 11 5 21 0 22 3 24 16l18 266c1 8 1 11 7 11 5 0 7-2 12-10l127-222 16 221c1 9 2 11 7 11 6 0 9-5 10-8z">
            <text:p/>
          </draw:path>
          <draw:path draw:style-name="gr18" draw:layer="layout" svg:width="0.236cm" svg:height="0.214cm" svg:x="6.197cm" svg:y="1.722cm" svg:viewBox="0 0 237 215" svg:d="m104 21c2-9 3-9 10-10h19c29 0 63 0 63 31 0 12-5 32-19 43-13 10-31 15-52 15h-40zm55 84c37-9 69-31 69-58 0-26-31-47-75-47h-94c-6 0-10 0-10 6 0 5 4 5 10 5 0 0 6 0 11 0 7 1 8 1 8 5 0 0 0 3-1 6l-41 162c-3 11-3 13-27 13-5 0-9 0-9 7 0 2 2 5 5 5 6 0 12-2 18-2s15 0 21 0c5 0 13 0 19 0 7 0 15 2 21 2 1 0 6 0 6-8 0-4-2-4-10-4-5 0-6 0-11-1-7 0-7-1-7-4 0-1 0-2 1-7l20-76h40c26 0 39 12 39 27 0 3-4 13-5 21-4 15-5 18-5 23 0 25 22 35 45 35 28 0 40-31 40-36 0-1 0-5-5-5-4 0-5 2-6 6-4 14-15 26-27 26-9 0-15-4-15-20 0-8 2-23 4-32s1-11 1-15 0-13-9-22c-6-6-13-10-21-12z">
            <text:p/>
          </draw:path>
          <draw:path draw:style-name="gr18" draw:layer="layout" svg:width="0.113cm" svg:height="0.521cm" svg:x="6.6cm" svg:y="1.495cm" svg:viewBox="0 0 114 522" svg:d="m114 517c0-1-2-2-2-4-21-21-50-56-68-127-9-39-14-85-14-124 0-115 28-195 80-252 4-4 4-5 4-5 0-5-4-5-5-5-7 0-30 26-36 32-45 53-73 132-73 228 0 62 11 150 68 224 5 5 32 38 41 38 1 0 5 0 5-5z">
            <text:p/>
          </draw:path>
          <draw:path draw:style-name="gr18" draw:layer="layout" svg:width="0.183cm" svg:height="0.299cm" svg:x="6.75cm" svg:y="1.576cm" svg:viewBox="0 0 184 300" svg:d="m184 151c0-35-3-70-19-102-19-42-55-49-74-49-26 0-56 11-75 52-14 29-16 64-16 99 0 33 1 71 20 104 18 36 50 45 71 45 24 0 57-10 76-51 14-31 17-64 17-98zm-93 139c-17 0-42-11-50-53-5-26-5-65-5-91 0-29 0-57 3-81 9-51 41-55 52-55 15 0 44 7 52 50 4 25 4 58 4 86 0 32 0 61-5 90-6 40-31 54-51 54z">
            <text:p/>
          </draw:path>
          <draw:path draw:style-name="gr18" draw:layer="layout" svg:width="0.046cm" svg:height="0.27cm" svg:x="6.989cm" svg:y="1.678cm" svg:viewBox="0 0 47 271" svg:d="m46 23c0-13-10-23-23-23-13 0-23 10-23 23 0 13 10 23 23 23 13 0 23-10 23-23zm-8 160c0 12 0 47-28 79-3 2-3 3-3 5 0 3 2 4 4 4 5 0 36-34 36-85 0-12 0-44-24-44-16 0-23 11-23 22 0 12 7 24 23 24 2 0 3 0 4 0 3-2 8-2 11-5z">
            <text:p/>
          </draw:path>
          <draw:path draw:style-name="gr18" draw:layer="layout" svg:width="0.205cm" svg:height="0.285cm" svg:x="7.158cm" svg:y="1.673cm" svg:viewBox="0 0 206 286" svg:d="m1 268c-1 5-1 6-1 7 0 6 5 11 12 11 9 0 15-7 15-8 3-4 16-63 29-110 8 17 22 29 43 29 50 0 107-61 107-125 0-47-29-72-62-72-42 0-87 43-100 96zm97-80c-30 0-38-35-38-39 0-2 3-11 4-16 13-49 16-65 26-82 19-31 41-41 54-41 16 0 30 12 30 42 0 25-12 73-25 95-13 27-34 41-51 41z">
            <text:p/>
          </draw:path>
          <draw:path draw:style-name="gr18" draw:layer="layout" svg:width="0.148cm" svg:height="0.214cm" svg:x="7.393cm" svg:y="1.497cm" svg:viewBox="0 0 149 215" svg:d="m73 9c0 0 1-4 1-5s-1-4-5-4c-6 0-32 2-39 2-3 2-7 2-7 8 0 5 4 5 8 5 15 0 15 1 15 4s0 4-2 7l-43 173c-1 5-1 5-1 6 0 5 4 10 10 10 9 0 12-6 15-14 0 0 13-54 14-58 21 1 39 9 39 25 0 1 0 2 0 6-1 4-1 6-1 9 0 22 17 32 32 32 29 0 39-47 39-47 0-4-5-4-5-4-5 0-5 1-6 8-4 12-12 34-27 34-9 0-11-7-11-16 0-5 0-6 2-14 0-1 1-6 1-9 0-28-37-31-49-33 9-4 20-14 25-19 16-15 31-30 48-30 4 0 7 1 10 5-13 1-15 12-15 16 0 8 5 12 11 12 9 0 17-7 17-19 0-10-6-22-23-22s-32 13-48 27c-13 12-24 22-36 27z">
            <text:p/>
          </draw:path>
          <draw:path draw:style-name="gr18" draw:layer="layout" svg:width="0.132cm" svg:height="0.263cm" svg:x="7.37cm" svg:y="1.777cm" svg:viewBox="0 0 133 264" svg:d="m133 11c0-5-3-11-11-11-10 0-17 9-17 17 0 5 4 11 12 11 8 0 16-7 16-17zm-64 206c-5 21-21 38-39 38-4 0-8 0-11-1 8-4 11-11 11-16 0-7-7-11-13-11-10 0-17 9-17 19 0 11 12 18 30 18 18 0 54-11 64-48l27-109c1-3 1-6 1-11 0-17-13-28-32-28-34 0-53 42-53 47 0 3 4 3 5 3 4 0 4-1 6-6 8-17 24-35 41-35 7 0 11 4 11 14 0 4-1 8-1 9z">
            <text:p/>
          </draw:path>
          <draw:path draw:style-name="gr18" draw:layer="layout" svg:width="0.05cm" svg:height="0.129cm" svg:x="7.622cm" svg:y="1.82cm" svg:viewBox="0 0 51 130" svg:d="m51 46c0-29-12-46-28-46-14 0-23 11-23 23 0 12 9 23 23 23 5 0 12-2 15-5 1-2 1-2 3-2 0 0 1 0 1 7 0 32-16 58-30 72-5 5-5 7-5 8 0 2 2 4 4 4 5 0 40-34 40-84z">
            <text:p/>
          </draw:path>
          <draw:path draw:style-name="gr18" draw:layer="layout" svg:width="0.205cm" svg:height="0.285cm" svg:x="7.791cm" svg:y="1.673cm" svg:viewBox="0 0 206 286" svg:d="m1 268c-1 5-1 6-1 7 0 6 5 11 12 11 9 0 15-7 15-8 3-4 16-63 29-110 8 17 22 29 43 29 50 0 107-61 107-125 0-47-29-72-62-72-42 0-87 43-100 96zm97-80c-30 0-38-35-38-39 0-2 3-11 4-16 13-49 16-65 26-82 19-31 41-41 54-41 16 0 30 12 30 42 0 25-12 73-25 95-13 27-34 41-51 41z">
            <text:p/>
          </draw:path>
          <draw:path draw:style-name="gr18" draw:layer="layout" svg:width="0.148cm" svg:height="0.214cm" svg:x="8.025cm" svg:y="1.497cm" svg:viewBox="0 0 149 215" svg:d="m73 9c0 0 1-4 1-5s-1-4-5-4c-6 0-32 2-39 2-3 2-7 2-7 8 0 5 4 5 8 5 15 0 15 1 15 4s0 4-2 7l-43 173c-1 5-1 5-1 6 0 5 4 10 10 10 9 0 12-6 15-14 0 0 13-54 14-58 21 1 39 9 39 25 0 1 0 2 0 6-1 4-1 6-1 9 0 22 17 32 32 32 29 0 39-47 39-47 0-4-5-4-5-4-5 0-5 1-6 8-4 12-12 34-27 34-9 0-11-7-11-16 0-5 0-6 2-14 0-1 1-6 1-9 0-28-37-31-49-33 9-4 20-14 25-19 16-15 31-30 48-30 4 0 7 1 10 5-13 1-15 12-15 16 0 8 5 12 11 12 9 0 17-7 17-19 0-10-6-22-23-22s-32 13-48 27c-13 12-24 22-36 27z">
            <text:p/>
          </draw:path>
          <draw:path draw:style-name="gr18" draw:layer="layout" svg:width="0.132cm" svg:height="0.263cm" svg:x="8.003cm" svg:y="1.777cm" svg:viewBox="0 0 133 264" svg:d="m133 11c0-5-3-11-11-11-10 0-17 9-17 17 0 5 4 11 12 11 8 0 16-7 16-17zm-64 206c-5 21-21 38-39 38-4 0-8 0-11-1 8-4 11-11 11-16 0-7-7-11-13-11-10 0-17 9-17 19 0 11 12 18 30 18 18 0 54-11 64-48l27-109c1-3 1-6 1-11 0-17-13-28-32-28-34 0-53 42-53 47 0 3 4 3 5 3 4 0 4-1 6-6 8-17 24-35 41-35 7 0 11 4 11 14 0 4-1 8-1 9z">
            <text:p/>
          </draw:path>
          <draw:path draw:style-name="gr18" draw:layer="layout" svg:width="0.224cm" svg:height="0.224cm" svg:x="8.186cm" svg:y="1.79cm" svg:viewBox="0 0 225 225" svg:d="m120 120h94c3 0 11 0 11-8s-8-7-11-7h-94v-94c0-4 0-11-8-11s-7 7-7 11v94h-94c-4 0-11 0-11 7s7 8 11 8h94v93c0 4 0 12 7 12s8-8 8-12z">
            <text:p/>
          </draw:path>
          <draw:path draw:style-name="gr18" draw:layer="layout" svg:width="0.11cm" svg:height="0.201cm" svg:x="8.465cm" svg:y="1.777cm" svg:viewBox="0 0 111 202" svg:d="m69 9c0-9-1-9-10-9-18 20-47 20-59 20v11c7 0 27 0 44-9v156c0 10 0 13-30 13h-12v11c5 0 44-1 55-1 8 0 47 1 54 1v-11h-11c-31 0-31-3-31-13z">
            <text:p/>
          </draw:path>
          <draw:path draw:style-name="gr18" draw:layer="layout" svg:width="0.113cm" svg:height="0.521cm" svg:x="8.646cm" svg:y="1.495cm" svg:viewBox="0 0 114 522" svg:d="m114 262c0-62-12-150-68-224-4-5-32-38-41-38-3 0-5 1-5 5 0 1 1 2 2 4 21 22 50 58 67 127 11 39 15 85 15 124 0 45-4 89-16 132-16 61-42 95-64 120-4 4-4 5-4 5 0 4 2 5 5 5 7 0 31-27 36-32 44-53 73-132 73-22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9.52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0T12:31:10</meta:creation-date>
    <dc:date>2013-07-17T21:30:32</dc:date>
    <meta:editing-duration>PT55M5S</meta:editing-duration>
    <meta:editing-cycles>19</meta:editing-cycles>
    <meta:generator>LibreOffice/4.0.4.2$MacOSX_x86 LibreOffice_project/9e9821abd0ffdbc09cd8c52eaa574fa09eb08f2</meta:generator>
    <meta:document-statistic meta:object-count="152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.tex}</meta:user-defined>
  </office:meta>
</office:document-meta>
</file>